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 (a 10cm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Último: Tiempo (s)</text:p>
          </table:table-cell>
          <table:table-cell office:value-type="string" calcext:value-type="string">
            <text:p>Último: Campo magnético (m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817976234" calcext:value-type="float">
            <text:p>0,1181797623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121500885587" calcext:value-type="float">
            <text:p>0,12150088558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12013336425" calcext:value-type="float">
            <text:p>0,12013336425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12013336425" calcext:value-type="float">
            <text:p>0,1201333642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119547283677" calcext:value-type="float">
            <text:p>0,119547283677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118961203104" calcext:value-type="float">
            <text:p>0,11896120310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120914805014" calcext:value-type="float">
            <text:p>0,12091480501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11817976234" calcext:value-type="float">
            <text:p>0,11817976234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118961203104" calcext:value-type="float">
            <text:p>0,11896120310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119742643868" calcext:value-type="float">
            <text:p>0,11974264386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119742643868" calcext:value-type="float">
            <text:p>0,119742643868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119742643868" calcext:value-type="float">
            <text:p>0,11974264386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116812241003" calcext:value-type="float">
            <text:p>0,116812241003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119547283677" calcext:value-type="float">
            <text:p>0,119547283677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119547283677" calcext:value-type="float">
            <text:p>0,119547283677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118375122531" calcext:value-type="float">
            <text:p>0,118375122531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118375122531" calcext:value-type="float">
            <text:p>0,118375122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118570482722" calcext:value-type="float">
            <text:p>0,118570482722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12013336425" calcext:value-type="float">
            <text:p>0,12013336425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119156563295" calcext:value-type="float">
            <text:p>0,119156563295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119156563295" calcext:value-type="float">
            <text:p>0,119156563295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120719444823" calcext:value-type="float">
            <text:p>0,120719444823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119351923486" calcext:value-type="float">
            <text:p>0,119351923486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117984402149" calcext:value-type="float">
            <text:p>0,117984402149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120328724441" calcext:value-type="float">
            <text:p>0,12032872444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120328724441" calcext:value-type="float">
            <text:p>0,120328724441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.121110165205" calcext:value-type="float">
            <text:p>0,121110165205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120914805014" calcext:value-type="float">
            <text:p>0,120914805014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12013336425" calcext:value-type="float">
            <text:p>0,12013336425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117984402149" calcext:value-type="float">
            <text:p>0,117984402149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12013336425" calcext:value-type="float">
            <text:p>0,12013336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1891605969" calcext:value-type="float">
            <text:p>0,121891605969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117984402149" calcext:value-type="float">
            <text:p>0,117984402149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119742643868" calcext:value-type="float">
            <text:p>0,119742643868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119547283677" calcext:value-type="float">
            <text:p>0,119547283677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119547283677" calcext:value-type="float">
            <text:p>0,119547283677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121110165205" calcext:value-type="float">
            <text:p>0,121110165205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117398321576" calcext:value-type="float">
            <text:p>0,117398321576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0.118765842913" calcext:value-type="float">
            <text:p>0,118765842913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119547283677" calcext:value-type="float">
            <text:p>0,119547283677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0.120328724441" calcext:value-type="float">
            <text:p>0,12032872444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119156563295" calcext:value-type="float">
            <text:p>0,119156563295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0.119938004059" calcext:value-type="float">
            <text:p>0,119938004059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119742643868" calcext:value-type="float">
            <text:p>0,119742643868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0.117398321576" calcext:value-type="float">
            <text:p>0,117398321576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.120328724441" calcext:value-type="float">
            <text:p>0,12032872444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viación estándar</text:p>
          </table:table-cell>
          <table:table-cell table:formula="of:=STDEV([.B2:.B56])" office:value-type="float" office:value="0.0010403411526803" calcext:value-type="float">
            <text:p>0,0010403411526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8T16:37:31.161901709</dc:date>
    <meta:editing-duration>PT51S</meta:editing-duration>
    <meta:editing-cycles>1</meta:editing-cycles>
    <meta:document-statistic meta:table-count="1" meta:cell-count="114" meta:object-count="0"/>
    <meta:generator>LibreOffice/7.3.7.2$Linux_X86_64 LibreOffice_project/30$Build-2</meta:generator>
  </office:meta>
</office:document-meta>
</file>